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NGIFO VARAS, DIA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ENGIFO VARAS, DIA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AHUANARI TEJADA, VICTOR AUGUS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2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0545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1:47:3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